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AAB28EC79922AAB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88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99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a5680" officeooo:paragraph-rsid="00214b02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paragraph-rsid="00214b02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paragraph-rsid="00214b02"/>
    </style:style>
    <style:style style:name="P17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Standard">
      <style:paragraph-properties fo:text-align="center" style:justify-single-word="false"/>
      <style:text-properties officeooo:paragraph-rsid="0023ac77"/>
    </style:style>
    <style:style style:name="P20" style:family="paragraph" style:parent-style-name="Table_20_Contents">
      <style:text-properties officeooo:rsid="0023ac77" officeooo:paragraph-rsid="0023ac77" fo:background-color="transparent"/>
    </style:style>
    <style:style style:name="P21" style:family="paragraph" style:parent-style-name="Table_20_Contents">
      <style:text-properties officeooo:rsid="0023ac77" officeooo:paragraph-rsid="0023ac77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23ac77" fo:background-color="transparent" loext:char-shading-value="0"/>
    </style:style>
    <style:style style:name="T10" style:family="text">
      <style:text-properties officeooo:rsid="001a5680"/>
    </style:style>
    <style:style style:name="T11" style:family="text">
      <style:text-properties officeooo:rsid="001d9b1c"/>
    </style:style>
    <style:style style:name="T12" style:family="text">
      <style:text-properties officeooo:rsid="001e1d42"/>
    </style:style>
    <style:style style:name="T13" style:family="text">
      <style:text-properties officeooo:rsid="001fd18d"/>
    </style:style>
    <style:style style:name="T14" style:family="text">
      <style:text-properties officeooo:rsid="0026e5cd"/>
    </style:style>
    <style:style style:name="T15" style:family="text">
      <style:text-properties officeooo:rsid="00214b02"/>
    </style:style>
    <style:style style:name="T16" style:family="text">
      <style:text-properties officeooo:rsid="00288e48"/>
    </style:style>
    <style:style style:name="T17" style:family="text">
      <style:text-properties officeooo:rsid="0023ac77"/>
    </style:style>
    <style:style style:name="T18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19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20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21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22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sp. zn. </text:span><text:span text:style-name="T9">KF KhK 3/2017</text:span></text:p>
      <text:p text:style-name="P17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3"><text:span text:style-name="T3">Česká pirátská strana, </text:span>organizační složka: <text:span text:style-name="T17">Královehradecký kraj</text:span></text:p>
            <text:p text:style-name="P13">z<text:span text:style-name="T10">a</text:span>st<text:span text:style-name="T10">o</text:span>up<text:span text:style-name="T10">ena</text:span>: <text:span text:style-name="T17">Pavlem Bulíčkem</text:span>, e-mail: <text:a xlink:type="simple" xlink:href="mailto:pavel.bulicek@pirati.cz" text:style-name="Internet_20_link" text:visited-style-name="Visited_20_Internet_20_Link"><text:span text:style-name="T17">pavel.bulicek@pirati.cz</text:span></text:a><text:span text:style-name="T17">, předseda</text:span></text:p>
            <text:p text:style-name="P13"/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6"><text:span text:style-name="T10">Jméno</text:span>: <text:span text:style-name="T17">Ing. Martin Jiránek, ročník</text:span>: <text:span text:style-name="T12">1978</text:span> <text:s text:c="2"/></text:p>
            <text:p text:style-name="P14"><text:span text:style-name="T15">Trvale bytem: Trutnov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21">Činnost krajského zastupitele ZKHK. Rozsah, způsob a podmínky se řídí usnesením KF KHK 3/2017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P16">Odhad: <text:span text:style-name="T17">15</text:span>h <text:span text:style-name="T11">týdně </text:span>(slovy: <text:span text:style-name="T17">patnáct 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5"><text:span text:style-name="T17">Mandátní smlouva</text:span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20">Královéhradecký kraj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1"><text:s/>6666 </text:span>Kč (slovy: <text:span text:style-name="T17">šest tisíc šest set šedesát šest korun </text:span>českých) </text:p>
            <text:p text:style-name="P21">k paušální odměně náleží variabilní složka do celkové výše 24000,00Kč ro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2"><text:s/><text:span text:style-name="T14">Od 01-04-2017 po dobu mandát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7">Hradci Králové 01-04-2017</text:span></text:p>
      <text:p text:style-name="P6">Za zadavatele: <text:tab/><text:tab/><text:tab/>Za dodavatele: </text:p>
      <text:p text:style-name="P7"><text:span text:style-name="T17">Pavel Bulíček</text:span><text:tab/><text:tab/><text:tab/><text:span text:style-name="T17">Martin Jiránek</text:span>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23ac77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321cm" fo:margin-left="2.499cm" fo:margin-right="1.59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AB28EC79922AAB1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5-06T19:10:42.913734888</dc:date>
    <meta:editing-cycles>104</meta:editing-cycles>
    <meta:editing-duration>P24DT13H5M53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3" meta:word-count="212" meta:character-count="1520" meta:non-whitespace-character-count="1320"/>
    <meta:user-defined meta:name="Informace 1"/>
    <meta:user-defined meta:name="Informace 2"/>
    <meta:user-defined meta:name="Informace 3"/>
    <meta:user-defined meta:name="Informace 4"/>
  </office:meta>
</office:document-meta>
</file>